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45818e" fo:font-style="italic" style:text-underline-style="solid" style:text-underline-width="auto" style:text-underline-color="font-color" style:font-style-asian="italic"/>
    </style:style>
    <style:style style:name="P2" style:family="paragraph" style:parent-style-name="Standard">
      <style:paragraph-properties fo:margin-top="0in" fo:margin-bottom="0.139in" loext:contextual-spacing="false" fo:line-height="100%"/>
    </style:style>
    <style:style style:name="P3" style:family="paragraph" style:parent-style-name="Standard" style:list-style-name="WWNum8">
      <style:paragraph-properties fo:margin-left="0.5in" fo:margin-right="0in" fo:text-indent="-0.25in" style:auto-text-indent="false"/>
    </style:style>
    <style:style style:name="P4" style:family="paragraph" style:parent-style-name="Standard" style:list-style-name="WWNum9">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12">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text-properties style:text-underline-style="none"/>
    </style:style>
    <style:style style:name="P16" style:family="paragraph" style:parent-style-name="Standard">
      <style:paragraph-properties fo:margin-left="0in" fo:margin-right="0in" fo:text-indent="0in" style:auto-text-indent="false"/>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paragraph-properties fo:break-before="page"/>
    </style:style>
    <style:style style:name="P19" style:family="paragraph">
      <loext:graphic-properties draw:fill="solid" draw:fill-color="#a4814a"/>
      <style:paragraph-properties fo:text-align="start"/>
    </style:style>
    <style:style style:name="P20" style:family="paragraph">
      <loext:graphic-properties draw:fill="solid" draw:fill-color="#274e13"/>
      <style:paragraph-properties fo:text-align="start"/>
    </style:style>
    <style:style style:name="P21" style:family="paragraph">
      <loext:graphic-properties draw:fill="solid" draw:fill-color="#434343"/>
      <style:paragraph-properties fo:text-align="start"/>
    </style:style>
    <style:style style:name="P22" style:family="paragraph">
      <loext:graphic-properties draw:fill="solid" draw:fill-color="#000000"/>
      <style:paragraph-properties fo:text-align="start"/>
    </style:style>
    <style:style style:name="P23" style:family="paragraph">
      <loext:graphic-properties draw:fill="none"/>
      <style:paragraph-properties fo:text-align="start"/>
    </style:style>
    <style:style style:name="P24" style:family="paragraph">
      <style:paragraph-properties fo:margin-top="0in" fo:margin-bottom="0in" fo:line-height="100%" fo:text-align="start"/>
    </style:style>
    <style:style style:name="P25" style:family="paragraph">
      <loext:graphic-properties draw:fill="none"/>
      <style:paragraph-properties fo:margin-top="0in" fo:margin-bottom="0in" fo:line-height="100%" fo:text-align="start"/>
    </style:style>
    <style:style style:name="P26" style:family="paragraph">
      <loext:graphic-properties draw:fill="solid" draw:fill-color="#ffffff"/>
      <style:paragraph-properties fo:text-align="start"/>
    </style:style>
    <style:style style:name="P27" style:family="paragraph">
      <loext:graphic-properties draw:fill="solid" draw:fill-color="#ff0000"/>
      <style:paragraph-properties fo:text-align="start"/>
    </style:style>
    <style:style style:name="T1" style:family="text">
      <style:text-properties fo:font-size="20pt" style:text-underline-style="solid" style:text-underline-width="auto" style:text-underline-color="font-color" fo:font-weight="bold" style:font-size-asian="20pt" style:font-weight-asian="bold" style:font-size-complex="20pt"/>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34f5c" fo:font-style="italic" style:text-underline-style="solid" style:text-underline-width="auto" style:text-underline-color="font-color" style:font-style-asian="italic"/>
    </style:style>
    <style:style style:name="T5" style:family="text">
      <style:text-properties style:text-underline-style="solid" style:text-underline-width="auto" style:text-underline-color="font-color"/>
    </style:style>
    <style:style style:name="T6" style:family="text">
      <style:text-properties fo:color="#1155cc" style:text-underline-style="solid" style:text-underline-width="auto" style:text-underline-color="font-color"/>
    </style:style>
    <style:style style:name="T7" style:family="text">
      <style:text-properties fo:color="#45818e" fo:font-style="italic" style:text-underline-style="solid" style:text-underline-width="auto" style:text-underline-color="font-color" style:font-style-asian="italic"/>
    </style:style>
    <style:style style:name="T8" style:family="text">
      <style:text-properties fo:font-size="16pt" fo:font-weight="bold" style:font-size-asian="16pt" style:font-weight-asian="bold" style:font-size-complex="16pt"/>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normal" style:font-name-asian="Arial1" style:font-size-asian="25pt" style:font-style-asian="normal" style:font-weight-asian="normal" style:font-name-complex="Arial1" style:font-size-complex="2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gr1" style:family="graphic">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a4814a" draw:textarea-vertical-align="middle" draw:auto-grow-height="false" draw:fit-to-size="false" style:shrink-to-fit="false" fo:min-height="3.6528in" fo:min-width="6.0638in" fo:padding-top="0.1in" fo:padding-bottom="0.1in" fo:padding-left="0.1in" fo:padding-right="0.1in" fo:wrap-option="wrap" style:run-through="background"/>
    </style:style>
    <style:style style:name="gr3" style:family="graphic">
      <style:graphic-properties draw:stroke="solid" svg:stroke-width="0.0102in" svg:stroke-color="#000000" draw:stroke-linejoin="round" draw:fill="solid" draw:fill-color="#274e13" draw:textarea-vertical-align="middle" draw:auto-grow-height="false" draw:fit-to-size="false" style:shrink-to-fit="false" fo:min-height="0.1925in" fo:min-width="0.1909in" fo:padding-top="0.1in" fo:padding-bottom="0.1in" fo:padding-left="0.1in" fo:padding-right="0.1in" fo:wrap-option="wrap" style:run-through="background"/>
    </style:style>
    <style:style style:name="gr4"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in" fo:padding-top="0.1in" fo:padding-bottom="0.1in" fo:padding-left="0.1in" fo:padding-right="0.1in" fo:wrap-option="wrap" style:run-through="background"/>
    </style:style>
    <style:style style:name="gr5"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1028in" fo:padding-top="0.1in" fo:padding-bottom="0.1in" fo:padding-left="0.1in" fo:padding-right="0.1in" fo:wrap-option="wrap" style:run-through="background"/>
    </style:style>
    <style:style style:name="gr6"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1862in" fo:padding-top="0.1in" fo:padding-bottom="0.1in" fo:padding-left="0.1in" fo:padding-right="0.1in" fo:wrap-option="wrap" style:run-through="background"/>
    </style:style>
    <style:style style:name="gr7" style:family="graphic">
      <style:graphic-properties draw:stroke="solid" svg:stroke-width="0.0102in" svg:stroke-color="#000000" draw:stroke-linejoin="round" draw:fill="solid" draw:fill-color="#274e13" draw:textarea-vertical-align="middle" draw:auto-grow-height="false" draw:fit-to-size="false" style:shrink-to-fit="false" fo:min-height="0.1925in" fo:min-width="0.1917in" fo:padding-top="0.1in" fo:padding-bottom="0.1in" fo:padding-left="0.1in" fo:padding-right="0.1in" fo:wrap-option="wrap" style:run-through="background"/>
    </style:style>
    <style:style style:name="gr8"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1866in" fo:padding-top="0.1in" fo:padding-bottom="0.1in" fo:padding-left="0.1in" fo:padding-right="0.1in" fo:wrap-option="wrap" style:run-through="back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118in" fo:min-width="0in" fo:padding-top="0.1in" fo:padding-bottom="0.1in" fo:padding-left="0.1in" fo:padding-right="0.1in" fo:wrap-option="wrap" style:run-through="back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555in" fo:min-width="0in" fo:padding-top="0.1in" fo:padding-bottom="0.1in" fo:padding-left="0.1in" fo:padding-right="0.1in" fo:wrap-option="wrap" style:run-through="background"/>
    </style:style>
    <style:style style:name="gr11" style:family="graphic">
      <style:graphic-properties draw:stroke="solid" svg:stroke-width="0.0102in" svg:stroke-color="#000000" draw:stroke-linejoin="round" draw:fill="solid" draw:fill-color="#000000" draw:textarea-vertical-align="middle" draw:auto-grow-height="false" draw:fit-to-size="false" style:shrink-to-fit="false" fo:min-height="0.8457in" fo:min-width="0in" fo:padding-top="0.1in" fo:padding-bottom="0.1in" fo:padding-left="0.1in" fo:padding-right="0.1in" fo:wrap-option="wrap" style:run-through="background"/>
    </style:style>
    <style:style style:name="gr12" style:family="graphic">
      <style:graphic-properties draw:stroke="solid" svg:stroke-width="0.0102in" svg:stroke-color="#000000" draw:stroke-linejoin="round" draw:fill="solid" draw:fill-color="#000000" draw:textarea-vertical-align="middle" draw:auto-grow-height="false" draw:fit-to-size="false" style:shrink-to-fit="false" fo:min-height="0.6398in" fo:min-width="0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solid" draw:fill-color="#000000" draw:textarea-vertical-align="middle" draw:auto-grow-height="false" draw:fit-to-size="false" style:shrink-to-fit="false" fo:min-height="0.598in" fo:min-width="0in" fo:padding-top="0.1in" fo:padding-bottom="0.1in" fo:padding-left="0.1in" fo:padding-right="0.1in" fo:wrap-option="wrap" style:run-through="background"/>
    </style:style>
    <style:style style:name="gr14" style:family="graphic">
      <style:graphic-properties draw:stroke="solid" svg:stroke-width="0.0102in" svg:stroke-color="#000000" draw:stroke-linejoin="round" draw:fill="solid" draw:fill-color="#434343" draw:textarea-vertical-align="middle" draw:auto-grow-height="false" draw:fit-to-size="false" style:shrink-to-fit="false" fo:min-height="0in" fo:min-width="0.0575in" fo:padding-top="0.1in" fo:padding-bottom="0.1in" fo:padding-left="0.1in" fo:padding-right="0.1in" fo:wrap-option="wrap" style:run-through="background"/>
    </style:style>
    <style:style style:name="gr15" style:family="graphic">
      <style:graphic-properties draw:stroke="none" svg:stroke-width="0in" draw:fill="none" draw:textarea-vertical-align="top" draw:auto-grow-height="false" draw:fit-to-size="false" style:shrink-to-fit="false" fo:min-height="0.0339in" fo:min-width="0.4134in" fo:padding-top="0.1in" fo:padding-bottom="0.1in" fo:padding-left="0.1in" fo:padding-right="0.1in" fo:wrap-option="wrap" style:run-through="background"/>
    </style:style>
    <style:style style:name="gr16" style:family="graphic">
      <style:graphic-properties draw:stroke="solid" svg:stroke-width="0.0102in" svg:stroke-color="#000000" draw:stroke-linejoin="round" draw:fill="solid" draw:fill-color="#ffffff" draw:textarea-vertical-align="middle" draw:auto-grow-height="false" draw:fit-to-size="false" style:shrink-to-fit="false" fo:min-height="0.2744in" fo:min-width="6.0638in" fo:padding-top="0.1in" fo:padding-bottom="0.1in" fo:padding-left="0.1in" fo:padding-right="0.1in" fo:wrap-option="wrap" style:run-through="background"/>
    </style:style>
    <style:style style:name="gr17" style:family="graphic">
      <style:graphic-properties draw:stroke="none" svg:stroke-width="0in" draw:fill="none" draw:textarea-vertical-align="top" draw:auto-grow-height="false" draw:fit-to-size="false" style:shrink-to-fit="false" fo:min-height="0.1575in" fo:min-width="0.4819in" fo:padding-top="0.1in" fo:padding-bottom="0.1in" fo:padding-left="0.1in" fo:padding-right="0.1in" fo:wrap-option="wrap" style:run-through="background"/>
    </style:style>
    <style:style style:name="gr18" style:family="graphic">
      <style:graphic-properties draw:stroke="solid" svg:stroke-width="0.0102in" svg:stroke-color="#000000" draw:stroke-linejoin="round" draw:fill="solid" draw:fill-color="#ff0000" draw:textarea-vertical-align="middle" draw:auto-grow-height="false" draw:fit-to-size="false" style:shrink-to-fit="false" fo:min-height="0in" fo:min-width="0.002in" fo:padding-top="0.1in" fo:padding-bottom="0.1in" fo:padding-left="0.1in" fo:padding-right="0.1in" fo:wrap-option="wrap" style:run-through="background"/>
    </style:style>
    <style:style style:name="gr19" style:family="graphic">
      <style:graphic-properties draw:stroke="solid" svg:stroke-width="0.0102in" svg:stroke-color="#000000" draw:stroke-linejoin="round" draw:fill="solid" draw:fill-color="#ff0000" draw:textarea-vertical-align="middle" draw:auto-grow-height="false" draw:fit-to-size="false" style:shrink-to-fit="false" fo:min-height="0in" fo:min-width="0.0016in" fo:padding-top="0.1in" fo:padding-bottom="0.1in" fo:padding-left="0.1in" fo:padding-right="0.1in" fo:wrap-option="wrap" style:run-through="background"/>
    </style:style>
    <style:style style:name="gr20" style:family="graphic">
      <style:graphic-properties draw:stroke="none" svg:stroke-width="0in" draw:fill="none" draw:textarea-vertical-align="top" draw:auto-grow-height="false" draw:fit-to-size="false" style:shrink-to-fit="false" fo:min-height="0.2744in" fo:min-width="1.2772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ROYECTO 1: TANQUES</text:span></text:p>
      <text:p text:style-name="Standard"/>
      <text:p text:style-name="Standard"/>
      <text:p text:style-name="Heading_20_1"><text:bookmark text:name="_yo9h1dip11w3"/>NOMBRE:</text:p>
      <text:p text:style-name="P2">Propuestas de nombre utilizando nomenclatura relacionada con JS (prototypes, DOM, camelCase):</text:p>
      <text:p text:style-name="Standard">- <text:span text:style-name="T2">tankDOM </text:span>/ <text:span text:style-name="T2">tanqueDOM</text:span><text:line-break/>- <text:span text:style-name="T2">protoTanks</text:span><text:line-break/></text:p>
      <text:p text:style-name="Standard"/>
      <text:p text:style-name="Heading_20_1"><text:bookmark text:name="_gzveuus0xbo"/>ELEMENTOS</text:p>
      <text:list xml:id="list2194871181" text:style-name="WWNum8">
        <text:list-item>
          <text:p text:style-name="P3">Canvas (rectángulo bordes del mapa)</text:p>
        </text:list-item>
        <text:list-item>
          <text:p text:style-name="P3">Tanque 1 (personaje)</text:p>
        </text:list-item>
        <text:list-item>
          <text:p text:style-name="P3">Tanque X (Enemigo(s)) <text:span text:style-name="T4">(IA o Jugador2 (?))</text:span></text:p>
        </text:list-item>
        <text:list-item>
          <text:p text:style-name="P3">Obstáculos</text:p>
        </text:list-item>
        <text:list-item>
          <text:p text:style-name="P3">Proyectiles (que disparan los tanques)</text:p>
        </text:list-item>
        <text:list-item>
          <text:p text:style-name="P3"><draw:g text:anchor-type="paragraph" draw:z-index="0" draw:name="Image1" draw:style-name="gr1"><draw:custom-shape draw:name="Shape 2" draw:style-name="gr2" draw:text-style-name="P19" svg:width="6.2634in" svg:height="3.8524in" svg:x="-0.0008in" svg:y="0.2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0" svg:width="0.3906in" svg:height="0.3921in" svg:x="0.4303in" svg:y="1.85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21" svg:width="0.1642in" svg:height="0.1717in" svg:x="0.5429in" svg:y="1.969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5" draw:text-style-name="P21" svg:width="0.3024in" svg:height="0.0476in" svg:x="0.6154in" svg:y="2.0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22" svg:width="0.3906in" svg:height="0.0476in" svg:x="0.4303in" svg:y="1.8118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7" draw:style-name="gr6" draw:text-style-name="P22" svg:width="0.3906in" svg:height="0.0476in" svg:x="0.4303in" svg:y="2.252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8" draw:style-name="gr7" draw:text-style-name="P20" svg:width="0.3913in" svg:height="0.3921in" svg:x="5.3831in" svg:y="1.85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4" draw:text-style-name="P21" svg:width="0.1642in" svg:height="0.1717in" svg:x="5.4972in" svg:y="1.969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 draw:style-name="gr5" draw:text-style-name="P21" svg:width="0.3024in" svg:height="0.0476in" svg:x="5.3012in" svg:y="2.0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 draw:text-style-name="P22" svg:width="0.3913in" svg:height="0.0476in" svg:x="5.3831in" svg:y="1.8118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Shape 12" draw:style-name="gr8" draw:text-style-name="P22" svg:width="0.3913in" svg:height="0.0476in" svg:x="5.3831in" svg:y="2.252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style-name="gr9" draw:text-style-name="P23" svg:width="0.0012in" svg:height="0.6122in" draw:transform="rotate (-3.14159265358979) translate (5.60833333333333in 1.65347222222222in)"><text:p/><draw:enhanced-geometry draw:mirror-horizontal="false" draw:mirror-vertical="false" svg:viewBox="0 0 21600 21600" draw:type="mso-spt32" draw:enhanced-path="M 0 0 L 21600 21600 N"/></draw:custom-shape><draw:custom-shape draw:style-name="gr9" draw:text-style-name="P23" svg:width="0.0087in" svg:height="0.6122in" svg:x="5.6039in" svg:y="2.4098in"><text:p/><draw:enhanced-geometry draw:mirror-horizontal="false" draw:mirror-vertical="false" svg:viewBox="0 0 21600 21600" draw:type="mso-spt32" draw:enhanced-path="M 0 0 L 21600 21600 N"/></draw:custom-shape><draw:custom-shape draw:style-name="gr9" draw:text-style-name="P23" svg:width="0.0012in" svg:height="0.6122in" draw:transform="rotate (-3.14159265358979) translate (0.625300743657043in 1.65347222222222in)"><text:p/><draw:enhanced-geometry draw:mirror-horizontal="false" draw:mirror-vertical="false" svg:viewBox="0 0 21600 21600" draw:type="mso-spt32" draw:enhanced-path="M 0 0 L 21600 21600 N"/></draw:custom-shape><draw:custom-shape draw:style-name="gr10" draw:text-style-name="P23" svg:width="0.0016in" svg:height="0.6559in" svg:x="0.6248in" svg:y="2.3882in"><text:p/><draw:enhanced-geometry draw:mirror-horizontal="false" draw:mirror-vertical="false" svg:viewBox="0 0 21600 21600" draw:type="mso-spt32" draw:enhanced-path="M 0 0 L 21600 21600 N"/></draw:custom-shape><draw:custom-shape draw:name="Shape 17" draw:style-name="gr11" draw:text-style-name="P22" svg:width="0.1642in" svg:height="1.0453in" svg:x="1.8244in" svg:y="0.2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2" draw:text-style-name="P22" svg:width="0.1642in" svg:height="0.8394in" svg:x="1.8244in" svg:y="3.2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3" draw:text-style-name="P22" svg:width="0.165in" svg:height="0.7976in" svg:x="1.8512in" svg:y="1.85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2" draw:text-style-name="P22" svg:width="0.1642in" svg:height="0.8394in" svg:x="3.1602in" svg:y="0.9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12" draw:text-style-name="P22" svg:width="0.1642in" svg:height="0.8394in" svg:x="3.1602in" svg:y="2.57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2" draw:text-style-name="P22" svg:width="0.1642in" svg:height="0.8394in" svg:x="4.4957in" svg:y="3.2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2" draw:text-style-name="P22" svg:width="0.1642in" svg:height="0.8394in" svg:x="4.4957in" svg:y="0.2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4" draw:text-style-name="P21" svg:width="0.3016in" svg:height="0.0476in" svg:x="1.0276in" svg:y="1.8598in"><text:p/><draw:enhanced-geometry draw:mirror-horizontal="false" draw:mirror-vertical="false" draw:text-areas="0 ?f7 ?f5 ?f8" svg:viewBox="0 0 0 0" draw:type="ooxml-flowChartDelay" draw:enhanced-path="M 0 0 L ?f4 0 L 0 ?f9 Z N" drawooo:enhanced-path="M 0 0 L ?f4 0 G ?f0 ?f2 ?f11 ?f12 L 0 ?f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f1 -0"/><draw:equation draw:name="f6" draw:formula="logheight/2"/><draw:equation draw:name="f7" draw:formula="?f6 +0-?f3 "/><draw:equation draw:name="f8" draw:formula="?f6 +?f3 -0"/><draw:equation draw:name="f9" draw:formula="logheight"/><draw:equation draw:name="f10" draw:formula="logwidth"/><draw:equation draw:name="f11" draw:formula="(16200000)/60000.0"/><draw:equation draw:name="f12" draw:formula="(10800000)/60000.0"/></draw:enhanced-geometry></draw:custom-shape><draw:custom-shape draw:name="Shape 25" draw:style-name="gr15" draw:text-style-name="P25" svg:width="0.613in" svg:height="0.2335in" svg:x="0.9575in" svg:y="1.6256in"><text:p text:style-name="P24"><text:span text:style-name="T9">Proyecti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2" draw:text-style-name="P22" svg:width="0.1642in" svg:height="0.8394in" svg:x="4.4957in" svg:y="1.85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6" draw:text-style-name="P26" svg:width="6.2634in" svg:height="0.474in" svg:x="0.0039in" svg:y="4.10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7" draw:text-style-name="P25" svg:width="0.6815in" svg:height="0.3571in" svg:x="2.8256in" svg:y="4.1783in"><text:p text:style-name="P24"><text:span text:style-name="T10">0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8" draw:text-style-name="P27" svg:width="0.3024in" svg:height="0.2685in" svg:x="0.1547in" svg:y="4.2055in"><text:p/><draw:enhanced-geometry draw:mirror-horizontal="false" draw:mirror-vertical="false" draw:text-areas="?f9 ?f12 ?f10 ?f11" svg:viewBox="0 0 0 0"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0" draw:style-name="gr19" draw:text-style-name="P27" svg:width="0.3016in" svg:height="0.2685in" svg:x="0.4748in" svg:y="4.211in"><text:p/><draw:enhanced-geometry draw:mirror-horizontal="false" draw:mirror-vertical="false" draw:text-areas="?f9 ?f12 ?f10 ?f11" svg:viewBox="0 0 0 0"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1" draw:style-name="gr18" draw:text-style-name="P27" svg:width="0.3024in" svg:height="0.2685in" svg:x="0.7937in" svg:y="4.211in"><text:p/><draw:enhanced-geometry draw:mirror-horizontal="false" draw:mirror-vertical="false" draw:text-areas="?f9 ?f12 ?f10 ?f11" svg:viewBox="0 0 0 0" draw:type="ooxml-heart" draw:enhanced-path="M ?f2 ?f12 C ?f5 ?f8 ?f6 ?f12 ?f2 ?f13 ?f3 ?f12 ?f4 ?f8 ?f2 ?f12 Z N"><draw:equation draw:name="f0" draw:formula="logwidth*49/48"/><draw:equation draw:name="f1" draw:formula="logwidth*10/48"/><draw:equation draw:name="f2" draw:formula="logwidth/2"/><draw:equation draw:name="f3" draw:formula="?f2 +0-?f0 "/><draw:equation draw:name="f4" draw:formula="?f2 +0-?f1 "/><draw:equation draw:name="f5" draw:formula="?f2 +?f1 -0"/><draw:equation draw:name="f6" draw:formula="?f2 +?f0 -0"/><draw:equation draw:name="f7" draw:formula="logheight/3"/><draw:equation draw:name="f8" draw:formula="0+0-?f7 "/><draw:equation draw:name="f9" draw:formula="logwidth*1/6"/><draw:equation draw:name="f10" draw:formula="logwidth*5/6"/><draw:equation draw:name="f11" draw:formula="logheight*2/3"/><draw:equation draw:name="f12" draw:formula="logheight/4"/><draw:equation draw:name="f13" draw:formula="logheight"/></draw:enhanced-geometry></draw:custom-shape><draw:custom-shape draw:name="Shape 32" draw:style-name="gr20" draw:text-style-name="P25" svg:width="1.4768in" svg:height="0.474in" svg:x="4.7866in" svg:y="4.1043in"><text:p text:style-name="P24"><text:span text:style-name="T11">Habilidades que se puedan añadi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Vidas, timer y habilidades<text:line-break/></text:p>
        </text:list-item>
      </text:list>
      <text:p text:style-name="Heading_20_1"><text:bookmark text:name="_chq2zsqsw1z"/></text:p>
      <text:p text:style-name="Heading_20_1"><text:bookmark text:name="_nh1f4pxk85c6"/></text:p>
      <text:p text:style-name="Heading_20_1"><text:bookmark text:name="_h3ohi6lin3uq"/></text:p>
      <text:p text:style-name="Heading_20_1"><text:bookmark text:name="_hwu6bqod0w8"/></text:p>
      <text:p text:style-name="Heading_20_1"><text:bookmark text:name="_8jz4ublvuyuk"/></text:p>
      <text:p text:style-name="Heading_20_1"><text:bookmark text:name="_2v7zm1alxpfi"/></text:p>
      <text:p text:style-name="Heading_20_1"><text:bookmark text:name="_jyyaga4yusqu"/><text:soft-page-break/></text:p>
      <text:p text:style-name="Heading_20_1"><text:bookmark text:name="_b7kw8xtaige0"/></text:p>
      <text:p text:style-name="Heading_20_1"><text:bookmark text:name="_d3x6jk2f0zub"/></text:p>
      <text:p text:style-name="Heading_20_1"><text:bookmark text:name="_k4d5ybh1vlyt"/></text:p>
      <text:p text:style-name="Heading_20_1"><text:bookmark text:name="_fhzhvd1v0rx8"/></text:p>
      <text:list xml:id="list1676559628" text:style-name="WWNum9">
        <text:list-item>
          <text:p text:style-name="P4">Obstáculos móviles*</text:p>
        </text:list-item>
        <text:list-item>
          <text:p text:style-name="P4">Rebotes solo para paredes</text:p>
        </text:list-item>
        <text:list-item>
          <text:p text:style-name="P4">Para evitar colisión con parte arriba-abajo poner una distancia <text:s/>= tamaño tanque + mitad del tamaño</text:p>
        </text:list-item>
      </text:list>
      <text:p text:style-name="Heading_20_1"><text:bookmark text:name="_65lup5ihxmvw"/>DINÁMICA: </text:p>
      <text:p text:style-name="Standard">Cada jugador maneja un tanque <text:s/>con el que, mediante disparos, debe terminar con el tanque contrario.</text:p>
      <text:p text:style-name="Standard"><text:s/>El tanque de cada jugador podrá moverse únicamente hacia delante y hacia atrás <text:span text:style-name="T4">(verticalmente = style.top?)</text:span> <text:span text:style-name="T4">(Quizás mediante las teclas W y S?) </text:span>mientras que la torreta se podrá mover para apuntar al contrario. <text:span text:style-name="T4">(que la torreta vaya apuntando hasta donde el ratón esté haciendo hover (? + disparo haciendo ‘click’)</text:span><text:line-break/></text:p>
      <text:p text:style-name="Standard"/>
      <text:p text:style-name="Standard">En el campo de batalla habrá obstáculos que impedirán que desde ciertas posiciones se le pueda disparar al contrario, aunque los proyectiles podrán rebotar en los límites del campo y dirigirse hacia el ángulo contrario, el proyectil dispondrá de varios rebotes.</text:p>
      <text:p text:style-name="Standard"/>
      <text:p text:style-name="Standard">Para toda esta operativa cada jugador tendrá un tiempo limitado <text:line-break/>(en dos turnos, el turno de movimiento y el turno de ataque) pasado ese tiempo, tanto si no se ha movido y disparado como si se ha fallado pasará a ser el turno del jugador contrario.</text:p>
      <text:p text:style-name="Standard"/>
      <text:p text:style-name="P1"/>
      <text:p text:style-name="Standard"/>
      <text:p text:style-name="Heading_20_1"><text:bookmark text:name="_utvv7vjfbuyx"/>PANTALLAS:</text:p>
      <text:p text:style-name="Standard"/>
      <text:list xml:id="list3727215398" text:style-name="WWNum1">
        <text:list-item>
          <text:p text:style-name="P5">Introducción de datos</text:p>
        </text:list-item>
      </text:list>
      <text:p text:style-name="Standard"><text:soft-page-break/>Inicialmente, al comienzo del juego, se pedirá nombre al jugador. Una vez introducido el nombre, se pedirá que elija una skill mostrándole las distintas imágenes disponibles.</text:p>
      <text:p text:style-name="Standard"/>
      <text:list xml:id="list2950634487" text:style-name="WWNum6">
        <text:list-item>
          <text:p text:style-name="P6">Dinámica : Explicación del juego</text:p>
        </text:list-item>
      </text:list>
      <text:p text:style-name="Standard"/>
      <text:p text:style-name="Standard">En cada mapa o pantalla, iniciará el juego un jugador de manera aleatoria independientemente de quién gane el nivel anterior. </text:p>
      <text:list xml:id="list2691532034" text:style-name="WWNum3">
        <text:list-item>
          <text:p text:style-name="P7">“Nombre Jugador” </text:p>
        </text:list-item>
      </text:list>
      <text:p text:style-name="P16">¡¡¡Comienza la partida!!!</text:p>
      <text:p text:style-name="Standard">Una vez iniciado, el objetivo de cada jugador es restar vida al jugador contrario al acertar en sus disparos.</text:p>
      <text:p text:style-name="Standard">Se mostrará la vida restada por disparo en cada disparo acertado. Y se visualiza continuamente en su barra de vida y la del contrario. </text:p>
      <text:p text:style-name="Standard">Cuando el jugador desea cambiar la fuerza del disparo deberá mantener pulsado el espacio, la barra de fuerza se mostrará y se modificará su valor en función del tiempo pulsado, cuanto mayor sea este, con más fuerza saldrá el disparo </text:p>
      <text:p text:style-name="Standard">Cada uno de los jugadores podrá elegir la potencia del disparo antes de realizarlo aunque esto haga que pueda disparar menos proyectiles durante su turno.</text:p>
      <text:p text:style-name="Standard"><text:tab/>“Has seleccionado calibre X “</text:p>
      <text:p text:style-name="Standard"/>
      <text:p text:style-name="P16"/>
      <text:p text:style-name="P16"/>
      <text:p text:style-name="P16"/>
      <text:p text:style-name="P16"/>
      <text:p text:style-name="P16"/>
      <text:p text:style-name="P16"/>
      <text:p text:style-name="P16"/>
      <text:p text:style-name="P16"/>
      <text:list xml:id="list86452900" text:style-name="WWNum10">
        <text:list-item>
          <text:p text:style-name="P8"><text:soft-page-break/>Trampas:</text:p>
        </text:list-item>
      </text:list>
      <text:p text:style-name="Standard"><text:s/>Los proyectiles especiales tardan un tiempo mayor encargarse en el tanque y lo dejan sobrecalentado con lo que su velocidad se verá ralentizada</text:p>
      <text:p text:style-name="Standard"/>
      <text:p text:style-name="Standard"/>
      <text:p text:style-name="Standard"/>
      <text:list xml:id="list3022761485" text:style-name="WWNum2">
        <text:list-item>
          <text:p text:style-name="P9">Bonus:</text:p>
        </text:list-item>
      </text:list>
      <text:p text:style-name="Standard">Se pueden conseguir bonus de fuerza en niveles avanzados, proyectiles o mejoras para el tanque</text:p>
      <text:p text:style-name="Standard"/>
      <text:list xml:id="list2170900599" text:style-name="WWNum11">
        <text:list-item>
          <text:p text:style-name="P10">Pantalla principal: plano del juego</text:p>
        </text:list-item>
      </text:list>
      <text:p text:style-name="Standard"/>
      <text:p text:style-name="Standard"><text:a xlink:type="simple" xlink:href="https://www.freepik.es/foto-gratis/vacio-sucio-grunge-pared_1273514.htm#page=3&amp;query=plano%20cenital%20ciudad%20ruinas%20juego&amp;position=11&amp;from_view=search&amp;track=ais&amp;uuid=b06dbcb7-c404-42aa-9f62-43f94e9401be" text:style-name="ListLabel_20_109" text:visited-style-name="ListLabel_20_109"><text:span text:style-name="T6">https://www.freepik.es/foto-gratis/vacio-sucio-grunge-pared_1273514.htm#page=3&amp;query=plano%20cenital%20ciudad%20ruinas%20juego&amp;position=11&amp;from_view=search&amp;track=ais&amp;uuid=b06dbcb7-c404-42aa-9f62-43f94e9401be</text:span></text:a></text:p>
      <text:p text:style-name="Standard"/>
      <text:p text:style-name="Standard"><text:a xlink:type="simple" xlink:href="https://www.freepik.es/foto-gratis/drone-vista-jackson-cascades-luz-sol-michigan_11061923.htm#page=5&amp;query=plano%20cenital%20ciudad%20ruinas%20juego&amp;position=22&amp;from_view=search&amp;track=ais&amp;uuid=b06dbcb7-c404-42aa-9f62-43f94e9401be" text:style-name="ListLabel_20_109" text:visited-style-name="ListLabel_20_109"><text:span text:style-name="T6">https://www.freepik.es/foto-gratis/drone-vista-jackson-cascades-luz-sol-michigan_11061923.htm#page=5&amp;query=plano%20cenital%20ciudad%20ruinas%20juego&amp;position=22&amp;from_view=search&amp;track=ais&amp;uuid=b06dbcb7-c404-42aa-9f62-43f94e9401be</text:span></text:a> </text:p>
      <text:p text:style-name="Standard"/>
      <text:p text:style-name="Standard">Jugadores: skills disponibles</text:p>
      <text:p text:style-name="Standard"/>
      <text:p text:style-name="Heading_20_1"><text:bookmark text:name="_42tcfdq35lfp"/></text:p>
      <text:p text:style-name="P18"><text:bookmark text:name="_o28wla4iv781"/>PROYECTO MÍNIMO VIABLE:</text:p>
      <text:list xml:id="list3311343562" text:style-name="WWNum12">
        <text:list-item>
          <text:p text:style-name="P11">Pantalla Inicio <text:line-break/><text:tab/>Introducir Nombre<text:line-break/><text:tab/>Botón Start</text:p>
        </text:list-item>
        <text:list-item>
          <text:p text:style-name="P11">Pantalla de Juego<text:line-break/><text:tab/>Canvas<text:line-break/><text:tab/>Class Tanque<text:line-break/><text:tab/><text:tab/>Class Body/div<text:line-break/><text:tab/><text:tab/><text:tab/>Mov Vertical (style.top)<text:line-break/><text:tab/><text:tab/>ClassTurret/div<text:line-break/><text:tab/><text:tab/><text:tab/>Rotación<text:line-break/><text:tab/><text:tab/>Tanque J1 + Tanque J2/IA<text:line-break/><text:tab/>Proyectil (vinculado a Class Turret?)<text:line-break/><text:tab/><text:tab/>function rebote(?<text:line-break/><text:tab/>Obstáculos<text:line-break/><text:tab/></text:p>
        </text:list-item>
        <text:list-item>
          <text:p text:style-name="P11">Pantalla de Victoria / Derrota<text:line-break/><text:tab/>Botón de Reinicio</text:p>
        </text:list-item>
      </text:list>
      <text:p text:style-name="Standard"/>
      <text:p text:style-name="Standard">Inicialmente los skills de ambos jugadores vendrán predeterminados por el juego. Cada jugador se puede desplazar por la pantalla en sentido del eje y, mientras que no podrá desplazarse en ningún momento en el eje x. La torreta rotará 180º sin sobrepasar el eje y.</text:p>
      <text:p text:style-name="Standard">Los disparos rebotarán en los bordes del canvas <text:span text:style-name="T7">(y también en los obstáculos si es posible).</text:span></text:p>
      <text:p text:style-name="Standard"/>
      <text:p text:style-name="Title"><text:bookmark text:name="_2oa51z19l0ay"/><text:span text:style-name="T8">BRAINSTORMING</text:span></text:p>
      <text:p text:style-name="Standard"><text:span text:style-name="T5">Lista*</text:span></text:p>
      <text:p text:style-name="Standard">Aunque en la pantalla inicial las características del juego serán las básicas, a medida que se superan niveles, habrá bonus que nos puedan hacer ganar nuevos proyectiles más potentes, capaces de atravesar al menos un obstáculo y continuar hasta el enemigo, el tanque que dispara dicho proyectil se sobre calentará y se desplazará más lento durante unos segundos. <text:span text:style-name="T7">(o perderá un turno de ataque pero no de movimiento por la recarga de esta habilidad).</text:span></text:p>
      <text:p text:style-name="Standard">Las armas pueden ser varias:</text:p>
      <text:list xml:id="list3899643917" text:style-name="WWNum4">
        <text:list-item>
          <text:p text:style-name="P12">Bala: Proyectil normal, uso ilimitado</text:p>
        </text:list-item>
        <text:list-item>
          <text:p text:style-name="P12">Rayo (?): Proyectil de un uso que ignora 1 o varios obstáculos</text:p>
        </text:list-item>
        <text:list-item>
          <text:p text:style-name="P12">Granada (?): Proyectil de un uso que hace daño en área (100x100)(?)</text:p>
        </text:list-item>
      </text:list>
      <text:p text:style-name="Standard">Mejoras:</text:p>
      <text:list xml:id="list2301898140" text:style-name="WWNum5">
        <text:list-item>
          <text:p text:style-name="P13">Doble rebote: Las balas podrán rebotar hasta dos veces</text:p>
        </text:list-item>
        <text:list-item>
          <text:p text:style-name="P13">Blindaje: 1 vida extra</text:p>
        </text:list-item>
        <text:list-item>
          <text:p text:style-name="P13">Calibre extra: Tus proyectiles harán doble de daño durante el turno de ataque que se seleccione (solo 1 vez)</text:p>
        </text:list-item>
        <text:list-item>
          <text:p text:style-name="P13">Velocidad extra: Tu tanque y balas se moverán 1.5x más rápido </text:p>
        </text:list-item>
      </text:list>
      <text:p text:style-name="Standard"/>
      <text:p text:style-name="Standard"><text:soft-page-break/></text:p>
      <text:p text:style-name="Standard"/>
      <text:p text:style-name="Standard">Posibles nombres:</text:p>
      <text:p text:style-name="Standard">CodeTank Warfare</text:p>
      <text:p text:style-name="Standard">CyberTank Assault</text:p>
      <text:p text:style-name="Standard">Binary Blitz Tanks</text:p>
      <text:p text:style-name="Standard">Firewall Titans</text:p>
      <text:p text:style-name="Standard">TankOS Invasion</text:p>
      <text:p text:style-name="Standard">Byte Battalion</text:p>
      <text:p text:style-name="Standard">CryptoArmor Clash</text:p>
      <text:p text:style-name="Standard">Hack'n'Tank Showdown</text:p>
      <text:p text:style-name="Standard">DataDefender Tanks</text:p>
      <text:p text:style-name="Standard">Pixel Panzers</text:p>
      <text:p text:style-name="Standard">Tankware Conquest</text:p>
      <text:p text:style-name="Standard">Binary Battalion</text:p>
      <text:p text:style-name="Standard">EncryptoSteel Tanks</text:p>
      <text:p text:style-name="Standard">Byte Blitzkrieg</text:p>
      <text:p text:style-name="Standard">CyberGuardian Tanks</text:p>
      <text:p text:style-name="Standard">CodeBreaker Armada</text:p>
      <text:p text:style-name="Standard">Digital Blitz Tanks</text:p>
      <text:p text:style-name="Standard">TechnoTank Tactics</text:p>
      <text:p text:style-name="Standard"><text:soft-page-break/>Firewall Fury</text:p>
      <text:p text:style-name="Standard">Virtual Vanguard Tanks</text:p>
      <text:p text:style-name="Standard"/>
      <text:p text:style-name="Standard"/>
      <text:p text:style-name="Standard">pasos:</text:p>
      <text:list xml:id="list3454398070" text:style-name="WWNum7">
        <text:list-item>
          <text:p text:style-name="P14"><text:s/>estilar y posicionar elementos (vidas, tanques, obstaculos fijos)</text:p>
        </text:list-item>
        <text:list-item>
          <text:p text:style-name="P14">definir velocidad</text:p>
        </text:list-item>
        <text:list-item>
          <text:p text:style-name="P14">conseguir que cuerpo del tanque se mueva con las teclas deseadas</text:p>
        </text:list-item>
        <text:list-item>
          <text:p text:style-name="P14">conseguir que la torreta rote en los límites indicados</text:p>
        </text:list-item>
        <text:list-item>
          <text:p text:style-name="P14">conseguir que se muevan juntos</text:p>
        </text:list-item>
        <text:list-item>
          <text:p text:style-name="P14">situar el proyectil en la posicion de la torreta</text:p>
        </text:list-item>
        <text:list-item>
          <text:p text:style-name="P14">conseguir que el proyectil se dispare en linea recta</text:p>
        </text:list-item>
        <text:list-item>
          <text:p text:style-name="P14">conseguir que el proyectil impacte en un tanque y desaparezca</text:p>
        </text:list-item>
        <text:list-item>
          <text:p text:style-name="P14">restar vida</text:p>
        </text:list-item>
        <text:list-item>
          <text:p text:style-name="P14">definir tiempo para cada jugador</text:p>
        </text:list-item>
        <text:list-item>
          <text:p text:style-name="P14">agotar vidas generar mensaje</text:p>
        </text:list-item>
        <text:list-item>
          <text:p text:style-name="P15"/>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91" meta:word-count="862" meta:character-count="5714" meta:non-whitespace-character-count="4938"/>
    <meta:generator>LibreOfficeDev/6.0.5.2$Linux_X86_64 LibreOffice_project/</meta:generator>
  </office:meta>
</office:document-meta>
</file>